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1.5327in"/>
    </style:style>
    <style:style style:name="co2" style:family="table-column">
      <style:table-column-properties fo:break-before="auto" style:column-width="0.5465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2.058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4" style:family="table-cell" style:parent-style-name="Default">
      <style:text-properties style:font-name="Liberation Sans" fo:font-size="14pt" style:font-name-asian="Droid Sans Fallback" style:font-size-asian="14pt" style:font-name-complex="FreeSans" style:font-size-complex="14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4" table:number-columns-repeated="1018" table:default-cell-style-name="ce1"/>
        <table:table-row table:style-name="ro1">
          <table:table-cell office:value-type="string" calcext:value-type="string">
            <text:p>INPUT LAYER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WEIGHT MATRIX: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-1.5" calcext:value-type="float">
            <text:p>-1.5</text:p>
          </table:table-cell>
          <table:table-cell office:value-type="string" calcext:value-type="string">
            <text:p>← W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float" office:value="-1" calcext:value-type="float">
            <text:p>-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]*[.G1]+[.C1]*[.G2]+[.D1]*[.G3]" office:value-type="float" office:value="0.3" calcext:value-type="float">
            <text:p>0.3</text:p>
          </table:table-cell>
          <table:table-cell table:formula="of:=[.B1]*[.H1]+[.C1]*[.H2]+[.D1]*[.H3]" office:value-type="float" office:value="-1.25" calcext:value-type="float">
            <text:p>-1.25</text:p>
          </table:table-cell>
          <table:table-cell office:value-type="string" calcext:value-type="string">
            <text:p>←W*x</text:p>
          </table:table-cell>
          <table:table-cell table:number-columns-repeated="2"/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IDDEN</text:p>
          </table:table-cell>
          <table:table-cell table:formula="of:=TANH([.B3])" office:value-type="float" office:value="0.291312612451591" calcext:value-type="float">
            <text:p>0.2913126125</text:p>
          </table:table-cell>
          <table:table-cell table:formula="of:=TANH([.C3])" office:value-type="float" office:value="-0.848283639957513" calcext:value-type="float">
            <text:p>-0.84828364</text:p>
          </table:table-cell>
          <table:table-cell office:value-type="string" calcext:value-type="string">
            <text:p>← tanh(act)</text:p>
          </table:table-cell>
          <table:table-cell table:number-columns-repeated="1020"/>
        </table:table-row>
        <table:table-row table:style-name="ro1">
          <table:table-cell table:number-columns-repeated="5"/>
          <table:table-cell office:value-type="string" calcext:value-type="string">
            <text:p>OUTPUT WEIGHTS: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0.5" calcext:value-type="float">
            <text:p>-0.5</text:p>
          </table:table-cell>
          <table:table-cell office:value-type="string" calcext:value-type="string">
            <text:p>← 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</text:p>
          </table:table-cell>
          <table:table-cell table:formula="of:=[.B4]*[.G5]+[.C4]*[.H5]" office:value-type="float" office:value="0.715454432430347" calcext:value-type="float">
            <text:p>0.7154544324</text:p>
          </table:table-cell>
          <table:table-cell/>
          <table:table-cell office:value-type="string" calcext:value-type="string">
            <text:p>← v*h = y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UE Y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← y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OSS</text:p>
          </table:table-cell>
          <table:table-cell table:formula="of:=0.5*([.B6]-[.B7])^2" office:value-type="float" office:value="0.0404830900117678" calcext:value-type="float">
            <text:p>0.04048309</text:p>
          </table:table-cell>
          <table:table-cell/>
          <table:table-cell office:value-type="string" calcext:value-type="string">
            <text:p>← (y'-y)^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UT ERROR</text:p>
          </table:table-cell>
          <table:table-cell table:formula="of:=[.B6]-[.B7]" office:value-type="float" office:value="-0.284545567569653" calcext:value-type="float">
            <text:p>-0.2845455676</text:p>
          </table:table-cell>
          <table:table-cell/>
          <table:table-cell office:value-type="string" calcext:value-type="string">
            <text:p>← y'-y</text:p>
          </table:table-cell>
          <table:table-cell/>
          <table:table-cell office:value-type="string" calcext:value-type="string">
            <text:p>STEP SIZE</text:p>
          </table:table-cell>
          <table:table-cell table:style-name="ce3" office:value-type="float" office:value="0.1" calcext:value-type="float">
            <text:p>0.1</text:p>
          </table:table-cell>
          <table:table-cell/>
          <table:table-cell office:value-type="string" calcext:value-type="string">
            <text:p>← et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 GRAD</text:p>
          </table:table-cell>
          <table:table-cell table:formula="of:=[.B9]*[.B4]" office:value-type="float" office:value="-0.0828917126502362" calcext:value-type="float">
            <text:p>-0.0828917127</text:p>
          </table:table-cell>
          <table:table-cell table:formula="of:=[.B9]*[.C4]" office:value-type="float" office:value="0.241375349791761" calcext:value-type="float">
            <text:p>0.2413753498</text:p>
          </table:table-cell>
          <table:table-cell office:value-type="string" calcext:value-type="string">
            <text:p>← e*v = g</text:p>
          </table:table-cell>
          <table:table-cell/>
          <table:table-cell office:value-type="string" calcext:value-type="string">
            <text:p>UPD WEIGHTS:</text:p>
          </table:table-cell>
          <table:table-cell table:formula="of:=[.G5]-0.5*[.B10]" office:value-type="float" office:value="1.04144585632512" calcext:value-type="float">
            <text:p>1.0414458563</text:p>
          </table:table-cell>
          <table:table-cell table:formula="of:=[.H5]-0.5*[.C10]" office:value-type="float" office:value="-0.620687674895881" calcext:value-type="float">
            <text:p>-0.6206876749</text:p>
          </table:table-cell>
          <table:table-cell office:value-type="string" calcext:value-type="string">
            <text:p>← v - eta*g</text:p>
          </table:table-cell>
          <table:table-cell table:number-columns-repeated="101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HID ERROR</text:p>
          </table:table-cell>
          <table:table-cell table:formula="of:=[.B9]*[.G5]*(1-[.B4]^2)" office:value-type="float" office:value="-0.260398166206926" calcext:value-type="float">
            <text:p>-0.2603981662</text:p>
          </table:table-cell>
          <table:table-cell table:formula="of:=[.B9]*[.H5]*(1-[.C4]^2)" office:value-type="float" office:value="0.0398954036261397" calcext:value-type="float">
            <text:p>0.0398954036</text:p>
          </table:table-cell>
          <table:table-cell office:value-type="string" calcext:value-type="string">
            <text:p>← e*(1-tanh(a)) = e'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ID GRAD</text:p>
          </table:table-cell>
          <table:table-cell table:formula="of:=[.B12]*[.B1]" office:value-type="float" office:value="-0.260398166206926" calcext:value-type="float">
            <text:p>-0.2603981662</text:p>
          </table:table-cell>
          <table:table-cell table:formula="of:=[.C12]*[.B1]" office:value-type="float" office:value="0.0398954036261397" calcext:value-type="float">
            <text:p>0.0398954036</text:p>
          </table:table-cell>
          <table:table-cell office:value-type="string" calcext:value-type="string">
            <text:p>← e'*x = G</text:p>
          </table:table-cell>
          <table:table-cell/>
          <table:table-cell office:value-type="string" calcext:value-type="string">
            <text:p>UPD W MATRIX:</text:p>
          </table:table-cell>
          <table:table-cell table:formula="of:=[.G1]-[.G9]*[.B13]" office:value-type="float" office:value="0.226039816620693" calcext:value-type="float">
            <text:p>0.2260398166</text:p>
          </table:table-cell>
          <table:table-cell table:formula="of:=[.H1]-[.G9]*[.C13]" office:value-type="float" office:value="-1.50398954036261" calcext:value-type="float">
            <text:p>-1.5039895404</text:p>
          </table:table-cell>
          <table:table-cell office:value-type="string" calcext:value-type="string">
            <text:p>← W - eta*G</text:p>
          </table:table-cell>
          <table:table-cell table:number-columns-repeated="1015"/>
        </table:table-row>
        <table:table-row table:style-name="ro1">
          <table:table-cell/>
          <table:table-cell table:style-name="ce4" table:formula="of:=[.B12]*[.C1]" office:value-type="float" office:value="-0.130199083103463" calcext:value-type="float">
            <text:p>-0.1301990831</text:p>
          </table:table-cell>
          <table:table-cell table:style-name="ce4" table:formula="of:=[.C12]*[.C1]" office:value-type="float" office:value="0.0199477018130698" calcext:value-type="float">
            <text:p>0.0199477018</text:p>
          </table:table-cell>
          <table:table-cell table:number-columns-repeated="3"/>
          <table:table-cell table:formula="of:=[.G2]-[.G9]*[.B14]" office:value-type="float" office:value="-0.986980091689654" calcext:value-type="float">
            <text:p>-0.9869800917</text:p>
          </table:table-cell>
          <table:table-cell table:formula="of:=[.H2]-[.G9]*[.C14]" office:value-type="float" office:value="0.498005229818693" calcext:value-type="float">
            <text:p>0.4980052298</text:p>
          </table:table-cell>
          <table:table-cell table:number-columns-repeated="1016"/>
        </table:table-row>
        <table:table-row table:style-name="ro1">
          <table:table-cell/>
          <table:table-cell table:style-name="ce4" table:formula="of:=[.B12]*[.D1]" office:value-type="float" office:value="-0.520796332413851" calcext:value-type="float">
            <text:p>-0.5207963324</text:p>
          </table:table-cell>
          <table:table-cell table:style-name="ce4" table:formula="of:=[.C12]*[.D1]" office:value-type="float" office:value="0.0797908072522794" calcext:value-type="float">
            <text:p>0.0797908073</text:p>
          </table:table-cell>
          <table:table-cell table:number-columns-repeated="3"/>
          <table:table-cell table:formula="of:=[.G3]-[.G9]*[.B15]" office:value-type="float" office:value="0.352079633241385" calcext:value-type="float">
            <text:p>0.3520796332</text:p>
          </table:table-cell>
          <table:table-cell table:formula="of:=[.H3]-[.G9]*[.C15]" office:value-type="float" office:value="-0.00797908072522794" calcext:value-type="float">
            <text:p>-0.0079790807</text:p>
          </table:table-cell>
          <table:table-cell table:number-columns-repeated="1016"/>
        </table:table-row>
        <table:table-row table:style-name="ro1">
          <table:table-cell table:style-name="ce2" table:number-columns-repeated="1024"/>
        </table:table-row>
        <table:table-row table:style-name="ro1">
          <table:table-cell office:value-type="string" calcext:value-type="string">
            <text:p>INPUT LAYER'</text:p>
          </table:table-cell>
          <table:table-cell table:formula="of:=[.B1]" office:value-type="float" office:value="1" calcext:value-type="float">
            <text:p>1</text:p>
          </table:table-cell>
          <table:table-cell table:formula="of:=[.C1]" office:value-type="float" office:value="0.5" calcext:value-type="float">
            <text:p>0.5</text:p>
          </table:table-cell>
          <table:table-cell table:formula="of:=[.D1]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CTIVATIONS</text:p>
          </table:table-cell>
          <table:table-cell table:formula="of:=[.B17]*[.G13]+[.C17]*[.G14]+[.D17]*[.G15]" office:value-type="float" office:value="0.436709037258636" calcext:value-type="float">
            <text:p>0.4367090373</text:p>
          </table:table-cell>
          <table:table-cell table:formula="of:=[.B17]*[.H13]+[.C17]*[.H14]+[.D17]*[.H15]" office:value-type="float" office:value="-1.27094508690372" calcext:value-type="float">
            <text:p>-1.270945086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IDDEN</text:p>
          </table:table-cell>
          <table:table-cell table:formula="of:=TANH([.B19])" office:value-type="float" office:value="0.410912860236704" calcext:value-type="float">
            <text:p>0.4109128602</text:p>
          </table:table-cell>
          <table:table-cell table:formula="of:=TANH([.C19])" office:value-type="float" office:value="-0.854053593052552" calcext:value-type="float">
            <text:p>-0.85405359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UTPUT</text:p>
          </table:table-cell>
          <table:table-cell table:formula="of:=[.B20]*[.G10]+[.C20]*[.H10]" office:value-type="float" office:value="0.958044034512479" calcext:value-type="float">
            <text:p>0.95804403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E Y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</text:p>
          </table:table-cell>
          <table:table-cell table:formula="of:=0.5*([.B22]-[.B23])^2" office:value-type="float" office:value="0.000880151519995027" calcext:value-type="float">
            <text:p>0.0008801515</text:p>
          </table:table-cell>
          <table:table-cell table:number-columns-repeated="1022"/>
        </table:table-row>
        <table:table-row table:style-name="ro1" table:number-rows-repeated="1048549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9">00/00/0000</text:date>, <text:time style:data-style-name="N2" text:time-value="08:20:57.2663986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l III</meta:initial-creator>
    <meta:creation-date>2015-10-28T22:16:45.321967708</meta:creation-date>
    <dc:date>2015-10-29T08:37:49.857807428</dc:date>
    <dc:creator>Hal III</dc:creator>
    <meta:editing-duration>PT14M59S</meta:editing-duration>
    <meta:editing-cycles>3</meta:editing-cycles>
    <meta:generator>LibreOffice/4.2.8.2$Linux_X86_64 LibreOffice_project/420m0$Build-2</meta:generator>
    <meta:document-statistic meta:table-count="1" meta:cell-count="83" meta:object-count="0"/>
  </office:meta>
</office:document-meta>
</file>